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List_20_Paragraph" style:list-style-name="WWNum2">
      <style:paragraph-properties fo:margin-top="0cm" fo:margin-bottom="0.141cm" style:contextual-spacing="false"/>
    </style:style>
    <style:style style:name="P2" style:family="paragraph" style:parent-style-name="List_20_Paragraph" style:list-style-name="WWNum2">
      <style:paragraph-properties fo:margin-top="0cm" fo:margin-bottom="0.282cm" style:contextual-spacing="false"/>
    </style:style>
    <style:style style:name="P3" style:family="paragraph" style:parent-style-name="Standard">
      <style:paragraph-properties fo:margin-top="0cm" fo:margin-bottom="0.141cm" style:contextual-spacing="false" fo:text-align="center" style:justify-single-word="false"/>
    </style:style>
    <style:style style:name="P4" style:family="paragraph" style:parent-style-name="Standard">
      <style:paragraph-properties fo:margin-top="0cm" fo:margin-bottom="0.106cm" style:contextual-spacing="false" fo:text-align="center" style:justify-single-word="false"/>
    </style:style>
    <style:style style:name="P5" style:family="paragraph" style:parent-style-name="Standard">
      <style:paragraph-properties fo:margin-top="0cm" fo:margin-bottom="0.706cm" style:contextual-spacing="false" fo:text-align="center" style:justify-single-word="false"/>
    </style:style>
    <style:style style:name="P6" style:family="paragraph" style:parent-style-name="Standard">
      <style:paragraph-properties fo:margin-top="0cm" fo:margin-bottom="0.212cm" style:contextual-spacing="false"/>
    </style:style>
    <style:style style:name="P7" style:family="paragraph" style:parent-style-name="Standard">
      <style:paragraph-properties fo:margin-top="0cm" fo:margin-bottom="0.282cm" style:contextual-spacing="false"/>
    </style:style>
    <style:style style:name="P8" style:family="paragraph" style:parent-style-name="Standard">
      <style:paragraph-properties fo:margin-top="0cm" fo:margin-bottom="0.176cm" style:contextual-spacing="false"/>
    </style:style>
    <style:style style:name="P9" style:family="paragraph" style:parent-style-name="Standard">
      <style:paragraph-properties fo:margin-left="1.27cm" fo:margin-top="0cm" fo:margin-bottom="0.212cm" style:contextual-spacing="false"/>
    </style:style>
    <style:style style:name="P10" style:family="paragraph" style:parent-style-name="Standard">
      <style:paragraph-properties fo:margin-left="1.27cm" fo:margin-top="0cm" fo:margin-bottom="0.353cm" style:contextual-spacing="false"/>
    </style:style>
    <style:style style:name="P11" style:family="paragraph" style:parent-style-name="Standard">
      <style:paragraph-properties fo:margin-top="0.529cm" fo:margin-bottom="0.282cm" style:contextual-spacing="false" fo:padding-left="0cm" fo:padding-right="0cm" fo:padding-top="0.035cm" fo:padding-bottom="0cm" fo:border-left="none" fo:border-right="none" fo:border-top="0.51pt solid #aaaaaa" fo:border-bottom="none"/>
    </style:style>
    <style:style style:name="T1" style:family="text">
      <style:text-properties fo:color="#1f4e79" loext:opacity="100%" style:font-name="Arial" fo:font-size="18pt" fo:font-weight="bold" style:font-name-asian="Arial2" style:font-size-asian="18pt" style:font-weight-asian="bold" style:font-name-complex="Arial2" style:font-size-complex="18pt" style:font-weight-complex="bold"/>
    </style:style>
    <style:style style:name="T2" style:family="text">
      <style:text-properties fo:color="#444444" loext:opacity="100%" style:font-name="Arial" fo:font-size="13pt" fo:font-style="italic" style:font-name-asian="Arial2" style:font-size-asian="13pt" style:font-style-asian="italic" style:font-name-complex="Arial2" style:font-size-complex="13pt" style:font-style-complex="italic"/>
    </style:style>
    <style:style style:name="T3" style:family="text">
      <style:text-properties fo:color="#666666" loext:opacity="100%" style:font-name="Arial" fo:font-size="11pt" fo:font-style="italic" style:font-name-asian="Arial2" style:font-size-asian="11pt" style:font-style-asian="italic" style:font-name-complex="Arial2" style:font-size-complex="11pt" style:font-style-complex="italic"/>
    </style:style>
    <style:style style:name="T4" style:family="text">
      <style:text-properties fo:font-weight="bold" style:font-weight-asian="bold" style:font-weight-complex="bold"/>
    </style:style>
    <style:style style:name="T5" style:family="text">
      <style:text-properties fo:color="#333333" loext:opacity="100%" style:font-name="Arial" fo:font-size="11pt" fo:font-weight="bold" style:font-name-asian="Arial2" style:font-size-asian="11pt" style:font-weight-asian="bold" style:font-name-complex="Arial2"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LEGISLACIÓN LABORAL EN ARGENTINA</text:span></text:p>
      <text:p text:style-name="P4"><text:span text:style-name="T2">Trabajo, Pasantías y Seguridad Laboral</text:span></text:p>
      <text:p text:style-name="P5"><text:span text:style-name="T3">Informe de Investigación — Año 2026</text:span></text:p>
      <text:h text:style-name="Heading_20_1" text:outline-level="1">1. TRABAJO EN RELACIÓN DE DEPENDENCIA — Ley N° 20.744</text:h>
      <text:h text:style-name="Heading_20_2" text:outline-level="2">¿Qué regula?</text:h>
      <text:p text:style-name="P6">La Ley de Contrato de Trabajo N° 20.744, conocida como LCT, es el principal instrumento normativo que regula las relaciones laborales en el sector privado argentino. Fue sancionada en 1974 y ha sido modificada numerosas veces para adaptarse a los cambios económicos y sociales del país. Establece de manera integral los derechos y obligaciones de trabajadores y empleadores, fijando las condiciones mínimas bajo las cuales debe desarrollarse todo contrato de trabajo.</text:p>
      <text:p text:style-name="P7">La ley parte del principio protectorio: en caso de duda sobre la aplicación de una norma o la interpretación de los hechos, siempre debe resolverse en favor del trabajador. Este criterio reconoce la desigualdad estructural que existe entre quien ofrece su fuerza de trabajo y quien la contrata.</text:p>
      <text:h text:style-name="Heading_20_2" text:outline-level="2">¿A quiénes aplica?</text:h>
      <text:p text:style-name="P8">La LCT se aplica a los trabajadores en relación de dependencia del sector privado. Quedan excluidos:</text:p>
      <text:list text:style-name="WWNum2">
        <text:list-item text:start-value="1">
          <text:p text:style-name="P1">Empleados de la Administración Pública Nacional, Provincial y Municipal.</text:p>
        </text:list-item>
        <text:list-item>
          <text:p text:style-name="P1">Trabajadores del servicio doméstico, regidos por la Ley N° 26.844.</text:p>
        </text:list-item>
        <text:list-item>
          <text:p text:style-name="P1">Trabajadores agrarios, alcanzados por el Estatuto del Peón Rural (Ley N° 26.727).</text:p>
        </text:list-item>
        <text:list-item>
          <text:p text:style-name="P2">Trabajadores independientes y prestadores de plataformas tecnológicas (Rappi, Uber, PedidosYa), incorporados como exclusión por la reforma de 2026 (Ley N° 27.802).</text:p>
        </text:list-item>
      </text:list>
      <text:h text:style-name="Heading_20_2" text:outline-level="2">Principales derechos del trabajador</text:h>
      <text:p text:style-name="P8">La LCT consagra un conjunto amplio de derechos mínimos que no pueden ser reducidos por acuerdo entre las partes:</text:p>
      <text:list text:continue-numbering="true" text:style-name="WWNum2">
        <text:list-item>
          <text:p text:style-name="P1">Remuneración no inferior al Salario Mínimo Vital y Móvil (SMVM), fijado periódicamente por el Consejo Nacional del Empleo.</text:p>
        </text:list-item>
        <text:list-item>
          <text:p text:style-name="P1">Sueldo Anual Complementario (SAC/aguinaldo): equivalente a un doceavo del total anual, abonado en dos cuotas en junio y diciembre.</text:p>
        </text:list-item>
        <text:list-item>
          <text:p text:style-name="P1">Jornada máxima de 8 horas diarias y 48 semanales. Las horas extras se pagan con un recargo del 50% en días hábiles y del 100% en feriados y domingos. La reforma de 2026 habilitó extenderla hasta 12 horas mediante acuerdo escrito.</text:p>
        </text:list-item>
        <text:list-item>
          <text:p text:style-name="P1">Vacaciones pagas: 14 días (hasta 5 años de antigüedad), 21 días (5-10 años), 28 días (10-20 años) y 35 días (más de 20 años).</text:p>
        </text:list-item>
        <text:list-item>
          <text:p text:style-name="P1">Licencias especiales remuneradas por nacimiento, matrimonio, fallecimiento de familiar, examen universitario y donación de sangre.</text:p>
        </text:list-item>
        <text:list-item>
          <text:p text:style-name="P1"><text:soft-page-break/>Estabilidad ante enfermedad inculpable: conservación del empleo y cobro del salario durante un período determinado según antigüedad y cargas de familia.</text:p>
        </text:list-item>
        <text:list-item>
          <text:p text:style-name="P1">Indemnización por despido sin causa (art. 245 LCT): un mes de la mejor remuneración mensual, normal y habitual por año de servicio. Tras la reforma de 2026, se excluyen del cálculo el aguinaldo y los premios semestrales, reduciendo el monto entre un 8% y un 12%.</text:p>
        </text:list-item>
        <text:list-item>
          <text:p text:style-name="P2">Derecho a la formación profesional y a la promoción en condiciones igualitarias, incorporado como derecho fundamental por la reforma de 2026.</text:p>
        </text:list-item>
      </text:list>
      <text:h text:style-name="Heading_20_1" text:outline-level="1">2. PASANTÍAS EDUCATIVAS — Ley N° 26.427</text:h>
      <text:h text:style-name="Heading_20_2" text:outline-level="2">¿Qué es una pasantía?</text:h>
      <text:p text:style-name="P7">La Ley N° 26.427 define las pasantías educativas como una extensión orgánica del sistema educativo en el ámbito de empresas u organismos públicos o privados. Son experiencias de carácter formativo que complementan la formación teórica del estudiante mediante la práctica en entornos reales de trabajo. Una característica esencial es que las pasantías no generan relación laboral de ningún tipo: el pasante no es un empleado, no se le aplican convenios colectivos como trabajador dependiente, y el vínculo que lo une a la empresa es estrictamente formativo, regido por un convenio tripartito entre la institución educativa, el organismo receptor y el propio estudiante.</text:p>
      <text:h text:style-name="Heading_20_2" text:outline-level="2">Objetivos</text:h>
      <text:p text:style-name="P8">La ley persigue objetivos formativos y sociales estrechamente vinculados:</text:p>
      <text:list text:continue-numbering="true" text:style-name="WWNum2">
        <text:list-item>
          <text:p text:style-name="P1">Permitir que los estudiantes realicen prácticas directamente relacionadas con su carrera, conociendoel funcionamiento real de organizaciones productivas, comerciales o del sector público.</text:p>
        </text:list-item>
        <text:list-item>
          <text:p text:style-name="P1">Ampliar las perspectivas culturales, sociales y profesionales del pasante, preparándolo para la transición hacia el empleo.</text:p>
        </text:list-item>
        <text:list-item>
          <text:p text:style-name="P1">Mejorar la calidad del sistema educativo fortaleciendo los lazos entre las instituciones de enseñanza y el sector productivo.</text:p>
        </text:list-item>
        <text:list-item>
          <text:p text:style-name="P2">Fomentar la inserción laboral de los jóvenes a través de una experiencia que les brinda competencias prácticas, contacto con redes profesionales y primeras referencias laborales.</text:p>
        </text:list-item>
      </text:list>
      <text:h text:style-name="Heading_20_2" text:outline-level="2">Requisitos principales</text:h>
      <text:p text:style-name="P8">Para que una pasantía sea válida, la ley establece condiciones precisas que deben cumplirse:</text:p>
      <text:list text:continue-numbering="true" text:style-name="WWNum2">
        <text:list-item>
          <text:p text:style-name="P1">Destinatarios: estudiantes de todos los niveles y modalidades del sistema educativo, con al menos 18 años de edad y en condición de alumno regular. Si abandona los estudios, la pasantía se extingue automáticamente.</text:p>
        </text:list-item>
        <text:list-item>
          <text:p text:style-name="P1">Duración: mínimo 2 meses y máximo 12, prorrogable hasta 6 meses adicionales en casos especiales, sin superar las 24 mensualidades en total.</text:p>
        </text:list-item>
        <text:list-item>
          <text:p text:style-name="P1">Jornada: no puede exceder las 20 horas semanales, ni afectar el horario de cursado (la actividad académica tiene prioridad absoluta).</text:p>
        </text:list-item>
        <text:list-item>
          <text:p text:style-name="P1"><text:soft-page-break/>Asignación estímulo: no inferior al salario básico del convenio colectivo aplicable, proporcional a las horas efectivamente cumplidas.</text:p>
        </text:list-item>
        <text:list-item>
          <text:p text:style-name="P2">Cobertura ART: la empresa está obligada a contratar una Aseguradora de Riesgos del Trabajo para el pasante durante todo el período.</text:p>
        </text:list-item>
      </text:list>
      <text:h text:style-name="Heading_20_1" text:outline-level="1">3. PRÁCTICAS PROFESIONALIZANTES — Ley N° 26.058</text:h>
      <text:h text:style-name="Heading_20_2" text:outline-level="2">¿Qué son las prácticas profesionalizantes?</text:h>
      <text:p text:style-name="P6">La Ley de Educación Técnico Profesional N° 26.058 define las prácticas profesionalizantes como el conjunto de actividades formativas orientadas a completar la formación técnica de los estudiantes mediante experiencias vinculadas al trabajo real. A diferencia de las pasantías (Ley N° 26.427), que siempre se realizan en empresas u organismos externos, las prácticas profesionalizantes pueden desarrollarse:</text:p>
      <text:list text:continue-numbering="true" text:style-name="WWNum2">
        <text:list-item>
          <text:p text:style-name="P1">Dentro de la propia escuela técnica: en talleres, laboratorios, empresas pedagógicas o proyectos productivos institucionales.</text:p>
        </text:list-item>
        <text:list-item>
          <text:p text:style-name="P1">En establecimientos del sector productivo o de servicios externos a la institución.</text:p>
        </text:list-item>
        <text:list-item>
          <text:p text:style-name="P2">En ambos casos, no generan relación laboral alguna entre el estudiante y el organismo o empresa donde se desarrollen.</text:p>
        </text:list-item>
      </text:list>
      <text:p text:style-name="P6">Otro rasgo fundamental es que las prácticas profesionalizantes forman parte obligatoria del diseño curricular de las instituciones de educación técnica: no son actividades optativas, sino un componente estructural de la titulación técnica, supervisado directamente por docentes y directivos de la institución.</text:p>
      <text:h text:style-name="Heading_20_2" text:outline-level="2">Su finalidad en la educación técnica</text:h>
      <text:p text:style-name="P6">La finalidad central de las prácticas profesionalizantes es integrar los conocimientos teóricos adquiridos en el aula con las competencias prácticas propias del campo profesional. Un técnico en electrónica, construcción, informática o administración necesita no solo conocer los principios de su disciplina, sino también aplicarlos en contextos productivos reales.</text:p>
      <text:p text:style-name="P8">En este sentido, cumplen una función articuladora dentro del sistema de educación técnica:</text:p>
      <text:list text:continue-numbering="true" text:style-name="WWNum2">
        <text:list-item>
          <text:p text:style-name="P1">Permiten que la escuela evalúe el nivel de logro de las capacidades profesionales esperadas al egreso.</text:p>
        </text:list-item>
        <text:list-item>
          <text:p text:style-name="P1">Facilitan la transición entre el mundo educativo y el mundo del trabajo, reduciendo la brecha entre lo que se aprende en el aula y lo que las empresas esperan de los nuevos técnicos.</text:p>
        </text:list-item>
        <text:list-item>
          <text:p text:style-name="P2">Benefician a la institución educativa (fortalece su vínculo con el sector productivo) y a las empresas (pueden conocer y orientar tempranamente a futuros profesionales).</text:p>
        </text:list-item>
      </text:list>
      <text:h text:style-name="Heading_20_1" text:outline-level="1"><text:soft-page-break/>4. SEGURIDAD EN EL TRABAJO — Leyes N° 24.557 y N° 19.587</text:h>
      <text:h text:style-name="Heading_20_2" text:outline-level="2">¿Qué protegen?</text:h>
      <text:p text:style-name="P6">El sistema argentino de seguridad laboral se apoya en dos leyes complementarias que conforman un doble pilar: la Ley N° 19.587 (prevención) y la Ley N° 24.557 (cobertura). Juntas apuntan a evitar que los accidentes y enfermedades ocurran y, cuando ocurren, a reparar el daño sufrido por el trabajador.</text:p>
      <text:p text:style-name="P8"><text:span text:style-name="T4">Ley de Riesgos del Trabajo N° 24.557 (LRT):</text:span></text:p>
      <text:p text:style-name="P8">Sancionada en 1995, creó el Sistema de Riesgos del Trabajo con el doble objetivo de prevenir la siniestralidad laboral y otorgar cobertura integral cuando el trabajador sufre un accidente o enfermedad profesional. Antes de su sanción, los trabajadores accidentados debían reclamar por la vía civil; la LRT estableció un sistema de prestaciones predeterminadas, más rápidas de percibir. Las coberturas que brinda incluyen:</text:p>
      <text:list text:continue-numbering="true" text:style-name="WWNum2">
        <text:list-item>
          <text:p text:style-name="P1">Atención médica, farmacéutica y quirúrgica.</text:p>
        </text:list-item>
        <text:list-item>
          <text:p text:style-name="P1">Provisión de prótesis y ortopedia, rehabilitación y recalificación profesional.</text:p>
        </text:list-item>
        <text:list-item>
          <text:p text:style-name="P1">Prestaciones económicas por incapacidad laboral temporaria o permanente, parcial o total.</text:p>
        </text:list-item>
        <text:list-item>
          <text:p text:style-name="P2">Prestación a los derechohabientes en caso de fallecimiento del trabajador.</text:p>
        </text:list-item>
      </text:list>
      <text:p text:style-name="P8"><text:span text:style-name="T4">Ley de Higiene y Seguridad en el Trabajo N° 19.587:</text:span></text:p>
      <text:p text:style-name="P8">Sancionada en 1972, establece las condiciones mínimas de higiene y seguridad que deben reunir los establecimientos de trabajo en todo el territorio nacional. Su enfoque es marcadamente preventivo: busca que los accidentes y enfermedades no sucedan. Regula entre otros aspectos:</text:p>
      <text:list text:continue-numbering="true" text:style-name="WWNum2">
        <text:list-item>
          <text:p text:style-name="P1">Condiciones ambientales: temperatura, ventilación, iluminación, ruido y vibraciones.</text:p>
        </text:list-item>
        <text:list-item>
          <text:p text:style-name="P1">Instalaciones eléctricas, de combustible y requisitos de edificios y estructuras.</text:p>
        </text:list-item>
        <text:list-item>
          <text:p text:style-name="P1">Uso y mantenimiento de maquinaria peligrosa, sustancias químicas o inflamables y prevención de incendios.</text:p>
        </text:list-item>
        <text:list-item>
          <text:p text:style-name="P2">Obligación del empleador de proveer equipos de protección personal (EPP) y capacitar al personal en materia de seguridad de manera periódica.</text:p>
        </text:list-item>
      </text:list>
      <text:h text:style-name="Heading_20_2" text:outline-level="2">¿A quiénes cubren?</text:h>
      <text:p text:style-name="P8">Los ámbitos de aplicación de ambas leyes son amplios aunque con diferencias:</text:p>
      <text:list text:continue-numbering="true" text:style-name="WWNum2">
        <text:list-item>
          <text:p text:style-name="P1">La LRT (N° 24.557) cubre a todos los trabajadores en relación de dependencia del sector privado, empleados y funcionarios del sector público adheridos, trabajadores de temporada, pasantes y aprendices.</text:p>
        </text:list-item>
        <text:list-item>
          <text:p text:style-name="P2">La Ley N° 19.587 alcanza a todos los establecimientos y explotaciones, públicos y privados, persigan o no fines de lucro: comercios, industrias, oficinas, establecimientos de salud, obras de construcción, establecimientos educativos y cualquier lugar donde se preste trabajo regular.</text:p>
        </text:list-item>
      </text:list>
      <text:h text:style-name="Heading_20_1" text:outline-level="1"><text:soft-page-break/>5. TRABAJO REMOTO — Ley N° 27.555</text:h>
      <text:h text:style-name="Heading_20_2" text:outline-level="2">¿Qué regula?</text:h>
      <text:p text:style-name="P7">La Ley de Teletrabajo N° 27.555, sancionada en agosto de 2020 y vigente desde abril de 2021, fue la primera norma argentina específicamente diseñada para regular el trabajo a distancia en relación de dependencia. Su sanción se produjo en el contexto de la pandemia de COVID-19, que aceleró masivamente la adopción del trabajo remoto y evidenció la ausencia de un marco legal adecuado. La ley define el teletrabajo como la realización de actos, ejecución de obras o prestación de servicios desde el domicilio del trabajador u otros lugares distintos del establecimiento habitual del empleador, mediante el uso de tecnologías de la información y la comunicación. Importante: la Reforma Laboral 2026 (Ley N° 27.802) dispone su derogación a partir del 1° de enero de 2027.</text:p>
      <text:h text:style-name="Heading_20_2" text:outline-level="2">Principales características</text:h>
      <text:list text:continue-numbering="true" text:style-name="WWNum2">
        <text:list-item>
          <text:p text:style-name="P1"/>
        </text:list-item>
        <text:list-item>
          <text:p text:style-name="P1">Reversibilidad: el trabajador que comenzó en modalidad remota tiene derecho a solicitar el retorno a la presencialidad, siempre que existan puestos disponibles y la tarea pueda realizarse en el establecimiento del empleador.</text:p>
        </text:list-item>
        <text:list-item>
          <text:p text:style-name="P1">Derecho a la desconexión digital: el teletrabajador tiene derecho a no ser contactado fuera de su jornada de trabajo. Si el empleador envía mensajes fuera del horario pactado, el trabajador no está obligado a responder hasta el inicio de su próxima jornada, sin que ello sea considerado incumplimiento.</text:p>
        </text:list-item>
        <text:list-item>
          <text:p text:style-name="P1">Provisión de equipos: el empleador debe proveer los equipos, herramientas tecnológicas y soporte técnico necesarios para el desempeño de las funciones.</text:p>
        </text:list-item>
        <text:list-item>
          <text:p text:style-name="P1">Compensación de gastos: el empleador debe compensar los gastos en conectividad y consumo de servicios que el teletrabajo genera en el domicilio del trabajador.</text:p>
        </text:list-item>
        <text:list-item>
          <text:p text:style-name="P2">Derechos especiales para trabajadores con responsabilidades de cuidado de hijos menores o familiares con discapacidad: pueden interrumpir la jornada o reorganizar sus horarios con mayor flexibilidad.</text:p>
        </text:list-item>
      </text:list>
      <text:h text:style-name="Heading_20_1" text:outline-level="1">6. REFORMA LABORAL 2026 — Ley N° 27.802</text:h>
      <text:h text:style-name="Heading_20_2" text:outline-level="2">¿Qué cambios introduce?</text:h>
      <text:p text:style-name="P6">La Ley de Modernización Laboral N° 27.802 fue sancionada el 27 de febrero de 2026 y promulgada el 6 de marzo de 2026. Consta de 218 artículos, modifica extensamente la LCT y deroga o altera varias leyes complementarias. Su objetivo declarado fue modernizar un marco regulatorio considerado desactualizado y excesivamente litigioso. Al 30 de marzo de 2026, la Justicia suspendió cautelarmente la aplicación de 82 de sus artículos a raíz de una acción colectiva presentada por la CGT, generando un escenario de considerable incertidumbre normativa.</text:p>
      <text:p text:style-name="P8">Los principales cambios que introduce son:</text:p>
      <text:list text:continue-numbering="true" text:style-name="WWNum2">
        <text:list-item>
          <text:p text:style-name="P1"><text:span text:style-name="T4">Fondo de Asistencia Laboral (FAL): </text:span></text:p>
        </text:list-item>
      </text:list>
      <text:p text:style-name="P9"><text:soft-page-break/>Régimen indemnizatorio alternativo al art. 245 LCT. Las empresas realizan aportes mensuales de entre el 1% y el 3% del salario bruto a un fondo individual del trabajador. Al producirse la extinción del vínculo (por despido, renuncia u otra causa), el trabajador cobra lo acumulado. Su implementación debe acordarse mediante convenios colectivos.</text:p>
      <text:list text:continue-numbering="true" text:style-name="WWNum2">
        <text:list-item>
          <text:p text:style-name="P1"><text:span text:style-name="T4">Flexibilización de la jornada laboral:</text:span></text:p>
        </text:list-item>
      </text:list>
      <text:p text:style-name="P9">Se habilita la extensión de la jornada diaria hasta 12 horas mediante acuerdo escrito, con un descanso mínimo de 12 horas entre jornadas. Se crea el banco de horas: las horas trabajadas en exceso pueden compensarse con descansos posteriores en lugar de abonarse como extras con recargo.</text:p>
      <text:list text:continue-numbering="true" text:style-name="WWNum2">
        <text:list-item>
          <text:p text:style-name="P1"><text:span text:style-name="T4">Modificación de la base de cálculo indemnizatorio:</text:span></text:p>
        </text:list-item>
      </text:list>
      <text:p text:style-name="P9">Se excluyen el aguinaldo (SAC) y los premios semestrales de la mejor remuneración mensual, normal y habitual utilizada como base para calcular la indemnización por despido. Esto reduce el monto efectivo entre un 8% y un 12% respecto del régimen anterior.</text:p>
      <text:list text:continue-numbering="true" text:style-name="WWNum2">
        <text:list-item>
          <text:p text:style-name="P1"><text:span text:style-name="T4">Ampliación del período de prueba:</text:span></text:p>
        </text:list-item>
      </text:list>
      <text:p text:style-name="P9">Se extiende de 3 a 6 meses para todas las empresas. Durante ese lapso, cualquiera de las partes puede disolver el vínculo sin pagar indemnización.</text:p>
      <text:list text:continue-numbering="true" text:style-name="WWNum2">
        <text:list-item>
          <text:p text:style-name="P1"><text:span text:style-name="T4">Blanqueo laboral y derogación de multas por empleo informal:</text:span></text:p>
        </text:list-item>
      </text:list>
      <text:p text:style-name="P9">Se derogan las multas que la Ley N° 24.013 establecía para el empleo no registrado y se las reemplaza por un programa de blanqueo que permite regularizar trabajadores en negro condonando hasta el 70% o el 90% de las deudas previsionales, según el tamaño de la empresa.</text:p>
      <text:list text:continue-numbering="true" text:style-name="WWNum2">
        <text:list-item>
          <text:p text:style-name="P1"><text:span text:style-name="T4">Eliminación de la ultractividad sindical y prioridad de acuerdos por empresa:</text:span></text:p>
        </text:list-item>
      </text:list>
      <text:p text:style-name="P9">Al vencimiento de un convenio colectivo, sus cláusulas ya no se mantienen automáticamente vigentes hasta que se negocie uno nuevo. Se da prioridad a los acuerdos por empresa sobre los convenios sectoriales.</text:p>
      <text:list text:continue-numbering="true" text:style-name="WWNum2">
        <text:list-item>
          <text:p text:style-name="P1"><text:span text:style-name="T4">Limitaciones al derecho de huelga:</text:span></text:p>
        </text:list-item>
      </text:list>
      <text:p text:style-name="P9">Los sindicatos deben cumplir un procedimiento previo de conciliación y notificación antes de declarar medidas de fuerza. En actividades esenciales debe garantizarse un servicio mínimo del 50% al 75% del normal funcionamiento. Los bloqueos de establecimientos se califican como injuria laboral grave y causal de despido con justa causa.</text:p>
      <text:list text:continue-numbering="true" text:style-name="WWNum2">
        <text:list-item>
          <text:p text:style-name="P1"><text:span text:style-name="T4">Transferencia de competencia judicial laboral:</text:span></text:p>
        </text:list-item>
      </text:list>
      <text:p text:style-name="P9">Se transfiere la competencia de los juzgados del trabajo del fuero nacional a los tribunales propios de la Ciudad Autónoma de Buenos Aires. Ambos fueros han mostrado históricamente criterios interpretativos distintos, siendo el fuero nacional considerado más favorable a los trabajadores.</text:p>
      <text:list text:continue-numbering="true" text:style-name="WWNum2">
        <text:list-item>
          <text:p text:style-name="P2"><text:span text:style-name="T4">Derogación de la Ley de Teletrabajo N° 27.555:</text:span></text:p>
        </text:list-item>
      </text:list>
      <text:p text:style-name="P10">A partir del 1° de enero de 2027, el trabajo remoto quedará regulado únicamente por la LCT y los convenios colectivos aplicables, sin las protecciones específicas que consagraba la Ley N° 27.555.</text:p>
      <text:p text:style-name="P11"><text:soft-page-break/><text:span text:style-name="T5">FUENTES CONSULTADAS</text:span></text:p>
      <text:list text:continue-numbering="true" text:style-name="WWNum2">
        <text:list-item>
          <text:p text:style-name="P1">InfoLEG — Ministerio de Justicia de la Nación Argentina: infoleg.gob.ar (textos oficiales de las leyes N° 20.744, 26.427, 26.058, 24.557, 19.587, 27.555 y 27.802)</text:p>
        </text:list-item>
        <text:list-item>
          <text:p text:style-name="P1">Boletín Oficial de la República Argentina: boletinoficial.gob.ar</text:p>
        </text:list-item>
        <text:list-item>
          <text:p text:style-name="P1">Wikipedia: Ley de Contrato de Trabajo (Argentina), Ley de Riesgos del Trabajo, Teletrabajo en Argentina — es.wikipedia.org</text:p>
        </text:list-item>
        <text:list-item>
          <text:p text:style-name="P1">Ministerio de Trabajo, Empleo y Seguridad Social de la Nación: argentina.gob.ar/trabajo</text:p>
        </text:list-item>
        <text:list-item>
          <text:p text:style-name="P1">INET — Instituto Nacional de Educación Tecnológica: inet.edu.ar (información sobre prácticas profesionalizantes y Ley N° 26.058)</text:p>
        </text:list-item>
        <text:list-item>
          <text:p text:style-name="P1">Google — búsquedas sobre legislación laboral argentina 2024-202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2pt" fo:language="es" fo:country="E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529cm" fo:margin-bottom="0.212cm" style:contextual-spacing="false"/>
      <style:text-properties fo:color="#1f4e79"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141cm" style:contextual-spacing="false"/>
      <style:text-properties fo:color="#2e75b6"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class="text">
      <style:text-properties fo:color="#1f4d78" loext:opacity="100%" fo:font-size="12pt" style:font-size-asian="12pt" style:font-size-complex="12pt"/>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2</meta:editing-cycles>
    <meta:creation-date>2026-04-13T16:59:06.803000000</meta:creation-date>
    <dc:date>2026-04-13T14:10:51.871610266</dc:date>
    <meta:editing-duration>PT1M18S</meta:editing-duration>
    <meta:document-statistic meta:table-count="0" meta:image-count="0" meta:object-count="0" meta:page-count="7" meta:paragraph-count="110" meta:word-count="2372" meta:character-count="15637" meta:non-whitespace-character-count="13420"/>
    <meta:generator>LibreOffice/24.2.7.2$Linux_X86_64 LibreOffice_project/420$Build-2</meta:generator>
  </office:meta>
</office:document-meta>
</file>